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51ed" officeooo:paragraph-rsid="001151ed"/>
    </style:style>
    <style:style style:name="P2" style:family="paragraph" style:parent-style-name="Standard">
      <style:text-properties officeooo:rsid="001151ed" officeooo:paragraph-rsid="0015f56f"/>
    </style:style>
    <style:style style:name="P3" style:family="paragraph" style:parent-style-name="Standard">
      <style:text-properties fo:font-size="16pt" fo:font-weight="bold" officeooo:rsid="001151ed" officeooo:paragraph-rsid="001151ed" style:font-size-asian="16pt" style:font-weight-asian="bold" style:font-size-complex="16pt" style:font-weight-complex="bold"/>
    </style:style>
    <style:style style:name="P4" style:family="paragraph" style:parent-style-name="Standard">
      <style:text-properties officeooo:paragraph-rsid="0049f13c"/>
    </style:style>
    <style:style style:name="P5" style:family="paragraph" style:parent-style-name="Standard">
      <style:text-properties officeooo:paragraph-rsid="004f88ae"/>
    </style:style>
    <style:style style:name="P6" style:family="paragraph" style:parent-style-name="Standard">
      <style:text-properties fo:color="#000000" style:font-name="Times New Roman" fo:font-size="12pt" fo:font-weight="normal" officeooo:rsid="0036af2c" style:font-size-asian="12pt" style:font-weight-asian="normal" style:font-size-complex="12pt" style:font-weight-complex="normal"/>
    </style:style>
    <style:style style:name="P7" style:family="paragraph" style:parent-style-name="Standard">
      <style:text-properties fo:font-variant="normal" fo:text-transform="none" fo:color="#333333" style:font-name="Times New Roman" fo:font-size="12pt" fo:letter-spacing="normal" fo:font-style="normal" officeooo:rsid="0021fa20" style:font-size-asian="12pt" style:font-style-asian="italic" style:font-size-complex="12pt" style:font-style-complex="italic"/>
    </style:style>
    <style:style style:name="P8" style:family="paragraph" style:parent-style-name="Standard" style:master-page-name="">
      <style:paragraph-properties fo:margin-left="0.5in" fo:margin-right="0in" fo:text-indent="-0.5in" style:auto-text-indent="false" style:page-number="auto"/>
    </style:style>
    <style:style style:name="P9" style:family="paragraph" style:parent-style-name="Text_20_body" style:list-style-name="L1"/>
    <style:style style:name="P10" style:family="paragraph" style:parent-style-name="Standard" style:list-style-name="L1">
      <style:text-properties officeooo:paragraph-rsid="002ade92"/>
    </style:style>
    <style:style style:name="P11" style:family="paragraph" style:parent-style-name="Standard" style:list-style-name="L1">
      <style:text-properties officeooo:rsid="0025db1e" officeooo:paragraph-rsid="0025db1e"/>
    </style:style>
    <style:style style:name="P12" style:family="paragraph" style:parent-style-name="Standard" style:list-style-name="L1">
      <style:text-properties officeooo:rsid="00278a4b" officeooo:paragraph-rsid="00278a4b"/>
    </style:style>
    <style:style style:name="P13" style:family="paragraph" style:parent-style-name="Standard">
      <style:text-properties fo:font-style="normal" officeooo:rsid="0046d807" officeooo:paragraph-rsid="0046d807" style:font-style-asian="normal" style:font-style-complex="normal"/>
    </style:style>
    <style:style style:name="T1" style:family="text">
      <style:text-properties officeooo:rsid="0012e569"/>
    </style:style>
    <style:style style:name="T2" style:family="text">
      <style:text-properties officeooo:rsid="0015f56f"/>
    </style:style>
    <style:style style:name="T3" style:family="text">
      <style:text-properties officeooo:rsid="00184e1e"/>
    </style:style>
    <style:style style:name="T4" style:family="text">
      <style:text-properties officeooo:rsid="001baab2"/>
    </style:style>
    <style:style style:name="T5" style:family="text">
      <style:text-properties fo:font-variant="normal" fo:text-transform="none" fo:color="#333333" fo:letter-spacing="normal" fo:font-style="normal"/>
    </style:style>
    <style:style style:name="T6" style:family="text">
      <style:text-properties fo:font-variant="normal" fo:text-transform="none" fo:color="#333333" fo:letter-spacing="normal" fo:font-style="italic"/>
    </style:style>
    <style:style style:name="T7" style:family="text">
      <style:text-properties fo:font-variant="normal" fo:text-transform="none" fo:color="#333333" fo:letter-spacing="normal" fo:font-style="italic" officeooo:rsid="0021fa20"/>
    </style:style>
    <style:style style:name="T8" style:family="text">
      <style:text-properties fo:font-variant="normal" fo:text-transform="none" fo:color="#333333" style:font-name="Times New Roman" fo:font-size="12pt" fo:letter-spacing="normal" fo:font-style="normal" fo:font-weight="normal" officeooo:rsid="001baab2"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officeooo:rsid="00227ecc" style:font-size-asian="12pt" style:font-style-asian="normal" style:font-size-complex="12pt" style:font-style-complex="normal"/>
    </style:style>
    <style:style style:name="T1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italic" style:font-size-asian="12pt" style:font-style-asian="italic" style:font-size-complex="12pt" style:font-style-complex="italic"/>
    </style:style>
    <style:style style:name="T13" style:family="text">
      <style:text-properties fo:font-variant="normal" fo:text-transform="none" fo:color="#000000" style:font-name="Times New Roman" fo:font-size="12pt" fo:letter-spacing="normal" fo:font-style="italic" officeooo:rsid="00227ecc"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style:font-size-asian="12pt" style:font-size-complex="12pt"/>
    </style:style>
    <style:style style:name="T15" style:family="text">
      <style:text-properties fo:font-variant="normal" fo:text-transform="none" fo:color="#000000" style:font-name="Times New Roman" fo:font-size="12pt" fo:letter-spacing="normal" officeooo:rsid="00227ecc" style:font-size-asian="12pt" style:font-size-complex="12pt"/>
    </style:style>
    <style:style style:name="T16" style:family="text">
      <style:text-properties fo:font-variant="normal" fo:text-transform="none" fo:color="#000000" style:font-name="Times New Roman" fo:font-size="12pt" fo:letter-spacing="normal" officeooo:rsid="005dc788" style:font-size-asian="12pt" style:font-size-complex="12pt"/>
    </style:style>
    <style:style style:name="T17" style:family="text">
      <style:text-properties fo:color="#000000" style:font-name="Times New Roman" fo:font-size="12pt" style:font-size-asian="12pt" style:font-size-complex="12pt"/>
    </style:style>
    <style:style style:name="T18" style:family="text">
      <style:text-properties fo:color="#000000" style:font-name="Times New Roman" fo:font-size="12pt" officeooo:rsid="002ee4b1" style:font-size-asian="12pt" style:font-size-complex="12pt"/>
    </style:style>
    <style:style style:name="T19" style:family="text">
      <style:text-properties fo:color="#000000" style:font-name="Times New Roman" fo:font-size="12pt" officeooo:rsid="002f386a" style:font-size-asian="12pt" style:font-size-complex="12pt"/>
    </style:style>
    <style:style style:name="T20" style:family="text">
      <style:text-properties fo:color="#000000" style:font-name="Times New Roman" fo:font-size="12pt" officeooo:rsid="0030c7e9" style:font-size-asian="12pt" style:font-size-complex="12pt"/>
    </style:style>
    <style:style style:name="T21" style:family="text">
      <style:text-properties fo:color="#000000" style:font-name="Times New Roman" fo:font-size="12pt" officeooo:rsid="00318383" style:font-size-asian="12pt" style:font-size-complex="12pt"/>
    </style:style>
    <style:style style:name="T22" style:family="text">
      <style:text-properties fo:color="#000000" style:font-name="Times New Roman" fo:font-size="12pt" officeooo:rsid="0031ed81" style:font-size-asian="12pt" style:font-size-complex="12pt"/>
    </style:style>
    <style:style style:name="T23" style:family="text">
      <style:text-properties fo:color="#000000" style:font-name="Times New Roman" fo:font-size="12pt" officeooo:rsid="00322940" style:font-size-asian="12pt" style:font-size-complex="12pt"/>
    </style:style>
    <style:style style:name="T24" style:family="text">
      <style:text-properties fo:color="#000000" style:font-name="Times New Roman" fo:font-size="12pt" officeooo:rsid="003353b7" style:font-size-asian="12pt" style:font-size-complex="12pt"/>
    </style:style>
    <style:style style:name="T25" style:family="text">
      <style:text-properties fo:color="#000000" style:font-name="Times New Roman" fo:font-size="12pt" officeooo:rsid="00338c0a" style:font-size-asian="12pt" style:font-size-complex="12pt"/>
    </style:style>
    <style:style style:name="T26" style:family="text">
      <style:text-properties fo:color="#000000" style:font-name="Times New Roman" fo:font-size="12pt" officeooo:rsid="00341ce7" style:font-size-asian="12pt" style:font-size-complex="12pt"/>
    </style:style>
    <style:style style:name="T27" style:family="text">
      <style:text-properties fo:color="#000000" style:font-name="Times New Roman" fo:font-size="12pt" officeooo:rsid="00353e18" style:font-size-asian="12pt" style:font-size-complex="12pt"/>
    </style:style>
    <style:style style:name="T28" style:family="text">
      <style:text-properties fo:color="#000000" style:font-name="Times New Roman" fo:font-size="12pt" officeooo:rsid="0036af2c" style:font-size-asian="12pt" style:font-size-complex="12pt"/>
    </style:style>
    <style:style style:name="T29" style:family="text">
      <style:text-properties fo:color="#000000" style:font-name="Times New Roman" fo:font-size="12pt" officeooo:rsid="00386de3" style:font-size-asian="12pt" style:font-size-complex="12pt"/>
    </style:style>
    <style:style style:name="T30" style:family="text">
      <style:text-properties fo:color="#000000" style:font-name="Times New Roman" fo:font-size="12pt" officeooo:rsid="0038b6f2" style:font-size-asian="12pt" style:font-size-complex="12pt"/>
    </style:style>
    <style:style style:name="T31" style:family="text">
      <style:text-properties fo:color="#000000" style:font-name="Times New Roman" fo:font-size="12pt" officeooo:rsid="003ae1bc" style:font-size-asian="12pt" style:font-size-complex="12pt"/>
    </style:style>
    <style:style style:name="T32" style:family="text">
      <style:text-properties fo:color="#000000" style:font-name="Times New Roman" fo:font-size="12pt" officeooo:rsid="003b6f49" style:font-size-asian="12pt" style:font-size-complex="12pt"/>
    </style:style>
    <style:style style:name="T33" style:family="text">
      <style:text-properties fo:color="#000000" style:font-name="Times New Roman" fo:font-size="12pt" officeooo:rsid="003cab7d" style:font-size-asian="12pt" style:font-size-complex="12pt"/>
    </style:style>
    <style:style style:name="T34" style:family="text">
      <style:text-properties fo:color="#000000" style:font-name="Times New Roman" fo:font-size="12pt" officeooo:rsid="003e24ef" style:font-size-asian="12pt" style:font-size-complex="12pt"/>
    </style:style>
    <style:style style:name="T35" style:family="text">
      <style:text-properties fo:color="#000000" style:font-name="Times New Roman" fo:font-size="12pt" officeooo:rsid="003fb7e4" style:font-size-asian="12pt" style:font-size-complex="12pt"/>
    </style:style>
    <style:style style:name="T36" style:family="text">
      <style:text-properties fo:color="#000000" style:font-name="Times New Roman" fo:font-size="12pt" officeooo:rsid="0040ce73" style:font-size-asian="12pt" style:font-size-complex="12pt"/>
    </style:style>
    <style:style style:name="T37" style:family="text">
      <style:text-properties fo:color="#000000" style:font-name="Times New Roman" fo:font-size="12pt" officeooo:rsid="0041b015" style:font-size-asian="12pt" style:font-size-complex="12pt"/>
    </style:style>
    <style:style style:name="T38" style:family="text">
      <style:text-properties fo:color="#000000" style:font-name="Times New Roman" fo:font-size="12pt" officeooo:rsid="004352b2" style:font-size-asian="12pt" style:font-size-complex="12pt"/>
    </style:style>
    <style:style style:name="T39" style:family="text">
      <style:text-properties fo:color="#000000" style:font-name="Times New Roman" fo:font-size="12pt" officeooo:rsid="00385e28" style:font-size-asian="12pt" style:font-size-complex="12pt"/>
    </style:style>
    <style:style style:name="T40" style:family="text">
      <style:text-properties fo:color="#000000" style:font-name="Times New Roman" fo:font-size="12pt" officeooo:rsid="004dcddc" style:font-size-asian="12pt" style:font-size-complex="12pt"/>
    </style:style>
    <style:style style:name="T41" style:family="text">
      <style:text-properties fo:color="#000000" style:font-name="Times New Roman" fo:font-size="12pt" officeooo:rsid="004f88ae" style:font-size-asian="12pt" style:font-size-complex="12pt"/>
    </style:style>
    <style:style style:name="T42" style:family="text">
      <style:text-properties fo:color="#000000" style:font-name="Times New Roman" fo:font-size="12pt" fo:font-weight="normal" officeooo:rsid="0036af2c" style:font-size-asian="12pt" style:font-weight-asian="normal" style:font-size-complex="12pt" style:font-weight-complex="normal"/>
    </style:style>
    <style:style style:name="T43" style:family="text">
      <style:text-properties fo:color="#000000" style:font-name="Times New Roman" fo:font-size="12pt" fo:font-weight="normal" officeooo:rsid="004dcd47" style:font-size-asian="12pt" style:font-weight-asian="normal" style:font-size-complex="12pt" style:font-weight-complex="normal"/>
    </style:style>
    <style:style style:name="T44" style:family="text">
      <style:text-properties fo:color="#000000" style:font-name="Times New Roman" fo:font-size="12pt" fo:font-weight="normal" officeooo:rsid="004dcddc" style:font-size-asian="12pt" style:font-weight-asian="normal" style:font-size-complex="12pt" style:font-weight-complex="normal"/>
    </style:style>
    <style:style style:name="T45" style:family="text">
      <style:text-properties fo:color="#000000" style:font-name="Times New Roman" fo:font-size="12pt" fo:font-weight="normal" officeooo:rsid="004df021" style:font-size-asian="12pt" style:font-weight-asian="normal" style:font-size-complex="12pt" style:font-weight-complex="normal"/>
    </style:style>
    <style:style style:name="T46" style:family="text">
      <style:text-properties fo:color="#000000" style:font-name="Times New Roman" fo:font-size="12pt" fo:font-weight="normal" officeooo:rsid="004e719d" style:font-size-asian="12pt" style:font-weight-asian="normal" style:font-size-complex="12pt" style:font-weight-complex="normal"/>
    </style:style>
    <style:style style:name="T47" style:family="text">
      <style:text-properties fo:color="#000000" style:font-name="Times New Roman" fo:font-size="12pt" fo:font-weight="normal" officeooo:rsid="004f88ae" style:font-size-asian="12pt" style:font-weight-asian="normal" style:font-size-complex="12pt" style:font-weight-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officeooo:rsid="00452579" style:font-size-asian="12pt" style:font-size-complex="12pt"/>
    </style:style>
    <style:style style:name="T50" style:family="text">
      <style:text-properties style:font-name="Times New Roman" fo:font-size="12pt" officeooo:rsid="0048b4bc" style:font-size-asian="12pt" style:font-size-complex="12pt"/>
    </style:style>
    <style:style style:name="T51" style:family="text">
      <style:text-properties style:font-name="Times New Roman" fo:font-size="12pt" officeooo:rsid="0048d4c6" style:font-size-asian="12pt" style:font-size-complex="12pt"/>
    </style:style>
    <style:style style:name="T52" style:family="text">
      <style:text-properties style:font-name="Times New Roman" fo:font-size="12pt" officeooo:rsid="004ac044" style:font-size-asian="12pt" style:font-size-complex="12pt"/>
    </style:style>
    <style:style style:name="T53" style:family="text">
      <style:text-properties style:font-name="Times New Roman" fo:font-size="12pt" officeooo:rsid="00511b3c" style:font-size-asian="12pt" style:font-size-complex="12pt"/>
    </style:style>
    <style:style style:name="T54" style:family="text">
      <style:text-properties style:font-name="Times New Roman" fo:font-size="12pt" officeooo:rsid="00518a09" style:font-size-asian="12pt" style:font-size-complex="12pt"/>
    </style:style>
    <style:style style:name="T55" style:family="text">
      <style:text-properties style:font-name="Times New Roman" fo:font-size="12pt" officeooo:rsid="0052eb09" style:font-size-asian="12pt" style:font-size-complex="12pt"/>
    </style:style>
    <style:style style:name="T56" style:family="text">
      <style:text-properties style:font-name="Times New Roman" fo:font-size="12pt" officeooo:rsid="0053bc42" style:font-size-asian="12pt" style:font-size-complex="12pt"/>
    </style:style>
    <style:style style:name="T57" style:family="text">
      <style:text-properties style:font-name="Times New Roman" fo:font-size="12pt" officeooo:rsid="005605ce" style:font-size-asian="12pt" style:font-size-complex="12pt"/>
    </style:style>
    <style:style style:name="T58" style:family="text">
      <style:text-properties style:font-name="Times New Roman" fo:font-size="12pt" officeooo:rsid="0058145e" style:font-size-asian="12pt" style:font-size-complex="12pt"/>
    </style:style>
    <style:style style:name="T59" style:family="text">
      <style:text-properties style:font-name="Times New Roman" fo:font-size="12pt" officeooo:rsid="0059bdb9" style:font-size-asian="12pt" style:font-size-complex="12pt"/>
    </style:style>
    <style:style style:name="T60" style:family="text">
      <style:text-properties officeooo:rsid="0025db1e"/>
    </style:style>
    <style:style style:name="T61" style:family="text">
      <style:text-properties officeooo:rsid="0029492c"/>
    </style:style>
    <style:style style:name="T62" style:family="text">
      <style:text-properties officeooo:rsid="00296d1e"/>
    </style:style>
    <style:style style:name="T63" style:family="text">
      <style:text-properties officeooo:rsid="00452579"/>
    </style:style>
    <style:style style:name="T64" style:family="text">
      <style:text-properties officeooo:rsid="004c983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3">Proposal</text:p>
      <text:p text:style-name="P1"/>
      <text:p text:style-name="P1"/>
      <text:p text:style-name="P1"/>
      <text:p text:style-name="P2"><text:tab/>Panoramic mosaics, <text:span text:style-name="T3">or image stitching, <text:s/>i</text:span>s one of the oldest problem in computer vision. The purpose of it is to merge images or photos <text:span text:style-name="T2">which</text:span> describe the same scenery into a single graph. Nowadays the problem <text:span text:style-name="T1">has been</text:span> solved <text:span text:style-name="T1">quite</text:span> well <text:span text:style-name="T2">and widely used on digital cameras and smart phones. For example, Iphone has merged this technique into there camera application to take a panoramic scenery.</text:span></text:p>
      <text:p text:style-name="P2"><text:tab/><text:span text:style-name="T4">This project will base on the paper [1] and [2]. </text:span></text:p>
      <text:p text:style-name="P2"><text:tab/><text:span text:style-name="T60">[1] gives a set of steps to merge the images:</text:span></text:p>
      <text:p text:style-name="P2"/>
      <text:list xml:id="list4898777971173134119" text:style-name="L1">
        <text:list-item>
          <text:p text:style-name="P11">Extract and match SIFT features between all of the images. To make this features scale invariance, locate SIFT features at scale-space maxima/minima of a difference of gaussian function.</text:p>
        </text:list-item>
        <text:list-item>
          <text:p text:style-name="P12">Find all overlapping/matching images. Since the user may input bunch of images with belongs to several different panoramas, this step is to divide the images sets so that each set of images belongs to the same panoramas. Using RANSAC to get the matching inliers and use a probabilistic model to verify the match. <text:span text:style-name="T61">This step will reject noise images which match to no other images.</text:span></text:p>
        </text:list-item>
        <text:list-item>
          <text:p text:style-name="P10"><text:span text:style-name="T62">Bundle adjustment. If we stitching images one by one, there will be some accumulate errors which will cost problems such as “Gap closing”. So Bundle adjustment matching the set of images which belong to single panoramas in the same time. Before doing Bundle adjustments, all images need to be initialized with same rotation and focus length as the image to which it best match. Then Bundle adjustment will minimize the squared error which is the sum of distance of match errors(squared) between every two images which have overlap part(s). [1] use </text:span><text:span text:style-name="T17">Levenberg-Marquardt algorithm </text:span><text:span text:style-name="T18">to find the solution </text:span><text:span text:style-name="T19">of this “long” equation.</text:span></text:p>
        </text:list-item>
        <text:list-item>
          <text:p text:style-name="P9"><text:span text:style-name="T19">M</text:span><text:span text:style-name="T17">ulti-band Blending. </text:span><text:span text:style-name="T20">After above steps, the images are roughly merged. But the edge</text:span><text:span text:style-name="T27">s</text:span><text:span text:style-name="T20"> </text:span><text:span text:style-name="T26">between mosaics</text:span><text:span text:style-name="T20"> </text:span><text:span text:style-name="T27">are</text:span><text:span text:style-name="T20"> obvious because of the difference of intensity in each mosaics images. Also, there are “ghost” </text:span><text:span text:style-name="T28">which</text:span><text:span text:style-name="T20"> caused by mis-alignments</text:span><text:span text:style-name="T21">(parallax)</text:span><text:span text:style-name="T20">. </text:span><text:span text:style-name="T22">[1]</text:span><text:span text:style-name="T23"> and [2]</text:span><text:span text:style-name="T22"> use Laplacian Pyramid of the images. The algorithm do smoothing to the levels of the </text:span><text:span text:style-name="T24">Laplacian</text:span><text:span text:style-name="T22"> pyramid (low frequency) </text:span><text:span text:style-name="T23">of images. </text:span><text:span text:style-name="T24">The lower the level is(higher resolution), the lower the smoothing weight is. So, by blending the low </text:span><text:span text:style-name="T25">frequencies over larger spatial range and high frequencies over a short range, the images will be blended nicely.</text:span><text:span text:style-name="T24"> </text:span><text:span text:style-name="T28">Usually only two levels are enough to compensate for difference in exposure.</text:span></text:p>
        </text:list-item>
      </text:list>
      <text:p text:style-name="P6"/>
      <text:p text:style-name="P5"><text:span text:style-name="T42"><text:tab/></text:span><text:span text:style-name="T43">[2] is an improved version of [1] which gives more descriptions of original steps</text:span><text:span text:style-name="T44">(1-4)</text:span><text:span text:style-name="T43"> and gives some additional steps </text:span><text:span text:style-name="T45">such as “Automatic Panorama Straightening”(heuristics; It assume that the images are in the similar horizontal, so the algorithm try to “straight</text:span><text:span text:style-name="T46">en</text:span><text:span text:style-name="T45">” the result panoramas) and “Gain Compensation”</text:span><text:span text:style-name="T47">(deal with a photometric parameter, namely </text:span><text:span text:style-name="T41">the overall gain between images</text:span><text:span text:style-name="T47">)</text:span></text:p>
      <text:p text:style-name="Standard"><text:span text:style-name="T28"><text:tab/></text:span><text:span text:style-name="T17">One of the things that [1] and [2] don't deal with is “radial distortion”. [3] </text:span><text:span text:style-name="T29">introduces the solution: Find the average weighted 3D point of the matched 2D points; </text:span><text:span text:style-name="T30">Find the distance between a 2D point P in an image and the 2D point P' corresponding to the average weighted 3D point (which corresponding to the P), which is Dis(P', P); For an image, use several 2D points in it to get several </text:span><text:soft-page-break/><text:span text:style-name="T30">Dis(P', P) values, and use these distance values to interpolate to a matrix(same size of the image); For each point in the image, move it according to the interpolation matrix; </text:span><text:span text:style-name="T40">Run</text:span><text:span text:style-name="T30"> these step</text:span><text:span text:style-name="T40">s</text:span><text:span text:style-name="T30"> to all images which mis-alignments to each other; Now get the </text:span><text:span text:style-name="T31">result without radial distortion</text:span><text:span text:style-name="T30">. </text:span></text:p>
      <text:p text:style-name="Standard"><text:span text:style-name="T30"><text:tab/></text:span><text:span text:style-name="T32">Other problem </text:span><text:span text:style-name="T39"><text:s/>[1] and [2] don't deal with </text:span><text:span text:style-name="T32">is “Scene Motion”. </text:span><text:span text:style-name="T33">According to [3], this can be done by finding a consistent </text:span><text:span text:style-name="T35">seam</text:span><text:span text:style-name="T33"> which can separate the </text:span><text:span text:style-name="T34">overlapping </text:span><text:span text:style-name="T35">fragment </text:span><text:span text:style-name="T36">or using RODs </text:span><text:span text:style-name="T37">or another algorithm </text:span><text:span text:style-name="T38">by </text:span><text:span text:style-name="T17">Agarwala, Dontcheva, Agrawala</text:span><text:span text:style-name="T36">.</text:span></text:p>
      <text:p text:style-name="Standard"><text:span text:style-name="T48"><text:tab/></text:span><text:span text:style-name="T53">What the project will do are the four steps described in [1]. But it seems </text:span><text:span text:style-name="T55">that </text:span><text:span text:style-name="T56">there is</text:span><text:span text:style-name="T53"> much workload to implement all</text:span><text:span text:style-name="T49"> </text:span><text:span text:style-name="T53">of it. </text:span><text:span text:style-name="T49">So I </text:span><text:span text:style-name="T57">plan to</text:span><text:span text:style-name="T49"> select </text:span><text:span text:style-name="T53">some </text:span><text:span text:style-name="T54">parts</text:span><text:span text:style-name="T49"> to implement </text:span><text:span text:style-name="T53">and try to find libs or use OpenCV function to </text:span><text:span text:style-name="T54">do other parts, depending on the time I spend on coding. </text:span><text:span text:style-name="T59">If the time is sufficient, </text:span><text:span text:style-name="T58">I </text:span><text:span text:style-name="T59">will</text:span><text:span text:style-name="T58"> implement the other two steps described on [2</text:span><text:span text:style-name="T59">]</text:span><text:span text:style-name="T58">.</text:span></text:p>
      <text:p text:style-name="Standard"/>
      <text:p text:style-name="P4"><text:tab/><text:span text:style-name="T64">About data: </text:span>There are many panoramic dataset on web. <text:span text:style-name="T63">What I find now is [4], and I plan to use it.</text:span><text:span text:style-name="T49"> </text:span><text:span text:style-name="T50">For each panoramas it contains 4-21</text:span><text:span text:style-name="T52">(what I find now)</text:span><text:span text:style-name="T50"> mosaics with about 500*500 </text:span><text:span text:style-name="T51">image size</text:span><text:span text:style-name="T50">.</text:span></text:p>
      <text:p text:style-name="Standard"/>
      <text:p text:style-name="Standard"><text:span text:style-name="T4">[1]<text:tab/></text:span><text:span text:style-name="T5">M. Brown and D.G. Lowe, “Recognising Panoramas” </text:span><text:span text:style-name="T6">Proc. </text:span><text:span text:style-name="T7">ICCV </text:span><text:span text:style-name="T5">2003.</text:span></text:p>
      <text:p text:style-name="P8"><text:span text:style-name="T8">[2]<text:tab/>M. Brown and D.G. Lowe, “</text:span><text:span text:style-name="T9">Automatic Panoramic Image Stitching using Invariant Features”,</text:span><text:span text:style-name="T11"> </text:span><text:span text:style-name="T12">International Journal of Computer Vision, 2007 </text:span></text:p>
      <text:p text:style-name="Standard"><text:span text:style-name="T10">[3]<text:tab/></text:span><text:span text:style-name="T14">R. Szeliski</text:span><text:span text:style-name="T15">m, “Computer Vision: Algorithms and Applications”, </text:span><text:span text:style-name="T13">2011</text:span></text:p>
      <text:p text:style-name="P13"><text:span text:style-name="T15">[</text:span><text:span text:style-name="T14">4]<text:tab/></text:span><text:span text:style-name="T16">http://sourceforge.net/adobe/adobedatasets/panoramas/home/Hom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01:56:03.273132000</meta:creation-date>
    <meta:generator>LibreOffice/4.1.5.3$MacOSX_x86 LibreOffice_project/1c1366bba2ba2b554cd2ca4d87c06da81c05d24</meta:generator>
    <dc:date>2014-04-21T05:17:55.874783000</dc:date>
    <meta:editing-duration>P2DT20H13M30S</meta:editing-duration>
    <meta:editing-cycles>72</meta:editing-cycles>
    <meta:document-statistic meta:table-count="0" meta:image-count="0" meta:object-count="0" meta:page-count="2" meta:paragraph-count="17" meta:word-count="754" meta:character-count="4574" meta:non-whitespace-character-count="3828"/>
  </office:meta>
</office:document-meta>
</file>